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2" style:family="table-column">
      <style:table-column-properties fo:break-before="auto" style:column-width="3.902cm"/>
    </style:style>
    <style:style style:name="co43" style:family="table-column">
      <style:table-column-properties fo:break-before="auto" style:column-width="7.885cm"/>
    </style:style>
    <style:style style:name="co44" style:family="table-column">
      <style:table-column-properties fo:break-before="auto" style:column-width="13.15cm"/>
    </style:style>
    <style:style style:name="co45" style:family="table-column">
      <style:table-column-properties fo:break-before="auto" style:column-width="8.338cm"/>
    </style:style>
    <style:style style:name="co46" style:family="table-column">
      <style:table-column-properties fo:break-before="auto" style:column-width="20.978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3.314cm"/>
    </style:style>
    <style:style style:name="co53" style:family="table-column">
      <style:table-column-properties fo:break-before="auto" style:column-width="11.878cm"/>
    </style:style>
    <style:style style:name="co54" style:family="table-column">
      <style:table-column-properties fo:break-before="auto" style:column-width="15.57cm"/>
    </style:style>
    <style:style style:name="co55" style:family="table-column">
      <style:table-column-properties fo:break-before="auto" style:column-width="4.071cm"/>
    </style:style>
    <style:style style:name="co56" style:family="table-column">
      <style:table-column-properties fo:break-before="auto" style:column-width="10.668cm"/>
    </style:style>
    <style:style style:name="co57" style:family="table-column">
      <style:table-column-properties fo:break-before="auto" style:column-width="9.64cm"/>
    </style:style>
    <style:style style:name="co58" style:family="table-column">
      <style:table-column-properties fo:break-before="auto" style:column-width="8.793cm"/>
    </style:style>
    <style:style style:name="co59" style:family="table-column">
      <style:table-column-properties fo:break-before="auto" style:column-width="7.188cm"/>
    </style:style>
    <style:style style:name="co60" style:family="table-column">
      <style:table-column-properties fo:break-before="auto" style:column-width="10.335cm"/>
    </style:style>
    <style:style style:name="co61" style:family="table-column">
      <style:table-column-properties fo:break-before="auto" style:column-width="10.85cm"/>
    </style:style>
    <style:style style:name="co62" style:family="table-column">
      <style:table-column-properties fo:break-before="auto" style:column-width="10.063cm"/>
    </style:style>
    <style:style style:name="co63" style:family="table-column">
      <style:table-column-properties fo:break-before="auto" style:column-width="22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448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ro14" style:family="table-row">
      <style:table-row-properties style:row-height="2.79cm" fo:break-before="auto" style:use-optimal-row-height="true"/>
    </style:style>
    <style:style style:name="ro15" style:family="table-row">
      <style:table-row-properties style:row-height="4.159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05cm" fo:break-before="auto" style:use-optimal-row-height="true"/>
    </style:style>
    <style:style style:name="ro20" style:family="table-row">
      <style:table-row-properties style:row-height="1.762cm" fo:break-before="auto" style:use-optimal-row-height="true"/>
    </style:style>
    <style:style style:name="ro21" style:family="table-row">
      <style:table-row-properties style:row-height="0.736cm" fo:break-before="auto" style:use-optimal-row-height="true"/>
    </style:style>
    <style:style style:name="ro22" style:family="table-row">
      <style:table-row-properties style:row-height="1.921cm" fo:break-before="auto" style:use-optimal-row-height="true"/>
    </style:style>
    <style:style style:name="ro23" style:family="table-row">
      <style:table-row-properties style:row-height="4.554cm" fo:break-before="auto" style:use-optimal-row-height="true"/>
    </style:style>
    <style:style style:name="ro24" style:family="table-row">
      <style:table-row-properties style:row-height="3.81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2.552cm" fo:break-before="auto" style:use-optimal-row-height="true"/>
    </style:style>
    <style:style style:name="ro27" style:family="table-row">
      <style:table-row-properties style:row-height="1.695cm" fo:break-before="auto" style:use-optimal-row-height="true"/>
    </style:style>
    <style:style style:name="ro28" style:family="table-row">
      <style:table-row-properties style:row-height="1.286cm" fo:break-before="auto" style:use-optimal-row-height="true"/>
    </style:style>
    <style:style style:name="ro29" style:family="table-row">
      <style:table-row-properties style:row-height="0.877cm" fo:break-before="auto" style:use-optimal-row-height="true"/>
    </style:style>
    <style:style style:name="ro30" style:family="table-row">
      <style:table-row-properties style:row-height="2.515cm" fo:break-before="auto" style:use-optimal-row-height="true"/>
    </style:style>
    <style:style style:name="ro31" style:family="table-row">
      <style:table-row-properties style:row-height="4.001cm" fo:break-before="auto" style:use-optimal-row-height="true"/>
    </style:style>
    <style:style style:name="ro32" style:family="table-row">
      <style:table-row-properties style:row-height="3.605cm" fo:break-before="auto" style:use-optimal-row-height="true"/>
    </style:style>
    <style:style style:name="ro33" style:family="table-row">
      <style:table-row-properties style:row-height="3.133cm" fo:break-before="auto" style:use-optimal-row-height="true"/>
    </style:style>
    <style:style style:name="ro34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1.184cm" fo:break-before="auto" style:use-optimal-row-height="true"/>
    </style:style>
    <style:style style:name="ro36" style:family="table-row">
      <style:table-row-properties style:row-height="2.263cm" fo:break-before="auto" style:use-optimal-row-height="true"/>
    </style:style>
    <style:style style:name="ro37" style:family="table-row">
      <style:table-row-properties style:row-height="2.947cm" fo:break-before="auto" style:use-optimal-row-height="true"/>
    </style:style>
    <style:style style:name="ro38" style:family="table-row">
      <style:table-row-properties style:row-height="3.632cm" fo:break-before="auto" style:use-optimal-row-height="true"/>
    </style:style>
    <style:style style:name="ro39" style:family="table-row">
      <style:table-row-properties style:row-height="4.316cm" fo:break-before="auto" style:use-optimal-row-height="true"/>
    </style:style>
    <style:style style:name="ro40" style:family="table-row">
      <style:table-row-properties style:row-height="5.001cm" fo:break-before="auto" style:use-optimal-row-height="true"/>
    </style:style>
    <style:style style:name="ro41" style:family="table-row">
      <style:table-row-properties style:row-height="1.579cm" fo:break-before="auto" style:use-optimal-row-height="true"/>
    </style:style>
    <style:style style:name="ro42" style:family="table-row">
      <style:table-row-properties style:row-height="3.21cm" fo:break-before="auto" style:use-optimal-row-height="true"/>
    </style:style>
    <style:style style:name="ro43" style:family="table-row">
      <style:table-row-properties style:row-height="0.473cm" fo:break-before="auto" style:use-optimal-row-height="true"/>
    </style:style>
    <style:style style:name="ro44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5" style:family="table-cell" style:parent-style-name="Default">
      <style:table-cell-properties fo:background-color="#ccff66" style:text-align-source="value-type" style:repeat-content="false" style:vertical-align="top"/>
    </style:style>
    <style:style style:name="ce87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66" style:vertical-align="top"/>
    </style:style>
    <style:style style:name="ce89" style:family="table-cell" style:parent-style-name="Default">
      <style:table-cell-properties fo:background-color="#9999ff" style:vertical-align="top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9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0" style:family="table-cell" style:parent-style-name="Default">
      <style:table-cell-properties fo:background-color="#ccff99" style:vertical-align="top"/>
    </style:style>
    <style:style style:name="ce101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2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03" style:family="table-cell" style:parent-style-name="Default">
      <style:table-cell-properties fo:background-color="#ff3333" style:vertical-align="top"/>
    </style:style>
    <style:style style:name="ce105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style:vertical-align="top"/>
      <style:text-properties fo:color="#ff9900"/>
    </style:style>
    <style:style style:name="ce10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3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4" style:family="table-cell" style:parent-style-name="Default">
      <style:table-cell-properties style:vertical-align="top"/>
      <style:text-properties fo:color="#5983b0"/>
    </style:style>
    <style:style style:name="ce116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9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0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2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9" style:family="text">
      <style:text-properties fo:color="#008000" style:font-name-asian="DejaVu Sans Mono" style:font-name-complex="DejaVu Sans Mono" style:font-size-asian="8.5pt" style:font-size-complex="8.5pt"/>
    </style:style>
    <style:style style:name="T20" style:family="text">
      <style:text-properties style:font-name-asian="DejaVu Sans Mono" style:font-name-complex="DejaVu Sans Mono" style:font-size-asian="8.5pt" style:font-size-complex="8.5pt" fo:color="#000000"/>
    </style:style>
    <style:style style:name="T21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2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2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3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zxx" fo:country="none" style:language-asian="zxx" style:country-asian="none" style:language-complex="zxx" style:country-complex="none" style:font-weight-asian="bold" style:font-weight-complex="bold"/>
    </style:style>
    <style:style style:name="T3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800080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800080" fo:font-weight="bold" style:font-weight-asian="bold" style:font-weight-complex="bold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3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4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4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4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4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47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4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49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56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5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5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59" style:family="text">
      <style:text-properties style:font-name-asian="DejaVu Sans Mono" style:font-name-complex="DejaVu Sans Mono" style:font-size-asian="8.5pt" style:font-size-complex="8.5pt" fo:color="#008000"/>
    </style:style>
    <style:style style:name="T6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6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6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6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6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65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6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6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70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71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73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4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7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8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82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8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8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bold" style:font-weight-complex="bold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style:font-name="Arial" fo:font-size="10pt" fo:font-weight="normal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/>
    </style:style>
    <style:style style:name="T89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9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9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9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9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9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9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0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101" style:family="text">
      <style:text-properties fo:color="#00a933" fo:font-weight="bold" style:font-weight-asian="bold" style:font-weight-complex="bold"/>
    </style:style>
    <style:style style:name="T10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10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107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11" style:family="text">
      <style:text-properties fo:color="#ce181e" fo:font-weight="bold" style:font-weight-asian="bold" style:font-weight-complex="bold"/>
    </style:style>
    <style:style style:name="T112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13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14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1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12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2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2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2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2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25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2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28" style:family="text">
      <style:text-properties style:font-name-asian="Consolas" style:font-name-complex="Consolas" style:font-size-asian="9.5pt" style:font-size-complex="9.5pt"/>
    </style:style>
    <style:style style:name="T129" style:family="text">
      <style:text-properties style:text-position="super 58%"/>
    </style:style>
    <style:style style:name="T130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 table:number-columns-repeated="2"/>
          <table:table-cell table:style-name="ce46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/>
          <table:table-cell table:style-name="ce46" office:value-type="string" calcext:value-type="string">
            <text:p>Suspend/Resume</text:p>
          </table:table-cell>
          <table:table-cell table:style-name="ce4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6" table:number-columns-repeated="2"/>
          <table:table-cell table:style-name="ce46" office:value-type="string" calcext:value-type="string">
            <text:p>of internal COM</text:p>
          </table:table-cell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8" office:value-type="string" calcext:value-type="string">
            <text:p>Sending possible again, successfully receiving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8" office:value-type="string" calcext:value-type="string">
            <text:p>Sending not possible, terminal gets closed, is waiting for reconnect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] comput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] to [YAT Development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]</text:p>
            <text:p>Create a new terminal using TCP/IP AutoSocket</text:p>
            <text:p> &gt; Remote Host = YAT Test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reate a new terminal using TCP/IP AutoSocket</text:p>
            <text:p> &gt; Remote Host = YAT Development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]</text:p>
            <text:p>Create a new terminal using TCP/IP Client</text:p>
            <text:p> &gt; Remote Host = YAT Test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 is 192.168.122.84 (= 'T')" calcext:value-type="string">
            <text:p>YAT Test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reate a TCP/IP Client</text:p>
            <text:p> &gt; Remote Host = YAT Development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 is 192.168.122.68 (= 'D')" calcext:value-type="string">
            <text:p>YAT Development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 is 192.168.122.68 (= 'D')" calcext:value-type="string">
            <text:p>YAT Development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YAT Development is 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related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]</text:p>
            <text:p>Create a new terminal using UDP/IP PairSocket</text:p>
            <text:p> &gt; Remote Host = YAT Test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 is 192.168.122.84 (= 'T')" calcext:value-type="string">
            <text:p>YAT Test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]</text:p>
            <text:p>Create a new terminal using UDP/IP PairSocket</text:p>
            <text:p> &gt; Remote Host = YAT Development</text:p>
            <text:p> &gt; Remote UDP Port =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 is 192.168.122.68 (= 'D')" calcext:value-type="string">
            <text:p>YAT Development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]</text:p>
            <text:p>Create a new terminal using UDP/IP Client</text:p>
            <text:p> &gt; Remote host = YAT Tes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]</text:p>
            <text:p>Create a UDP Server</text:p>
            <text:p> &gt; Local port = 10000</text:p>
            <text:p> &gt; Local filter = 192.168.168.0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]</text:p>
            <text:p>Create a new terminal using UDP/IP Client</text:p>
            <text:p> &gt; Remote host = YAT Tes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hange UDP Server</text:p>
            <text:p> &gt; Local filter = 192.168.168.33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hange UDP Server</text:p>
            <text:p> &gt; Local filter = 192.168.33.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hange UDP Server</text:p>
            <text:p> &gt; Local filter = [any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]</text:p>
            <text:p>Create a UDP Server</text:p>
            <text:p> &gt; Local port = 10000</text:p>
            <text:p> &gt; Interface = &lt;any&gt;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]</text:p>
            <text:p>Create a UDP Server</text:p>
            <text:p> &gt; Local port = 10000</text:p>
            <text:p> &gt; Interface = related network interface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[On YAT Development]</text:p>
            <text:p>Create a terminal using UDP/IP Client</text:p>
            <text:p> &gt; Remote host = [broadcast]</text:p>
            <text:p> &gt; Remote port = 10000</text:p>
            <text:p> &gt; Interface = related network interfac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broadcast supported</text:p>
          </table:table-cell>
          <table:table-cell table:style-name="ce45" office:value-type="string" calcext:value-type="string">
            <text:p>[On YAT Development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45" office:value-type="string" calcext:value-type="string">
            <text:p>Start to create a terminal using UDP/IP Client</text:p>
            <text:p><text:span text:style-name="T1"> &gt; Remote host = 255.255.255.255</text:span></text:p>
          </table:table-cell>
          <table:table-cell office:value-type="string" calcext:value-type="string">
            <text:p/>
            <text:p>[broadcast] is available and can be set</text:p>
            <text:p>Explicitly setting the broadcast address works as well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5" office:value-type="string" calcext:value-type="string">
            <text:p>[OK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45" office:value-type="string" calcext:value-type="string">
            <text:p>Start to create a terminal using UDP/IP PairSocket</text:p>
            <text:p><text:span text:style-name="T1"> &gt; Remote host = 255.255.255.255 from list of recents</text:span></text:p>
          </table:table-cell>
          <table:table-cell office:value-type="string" calcext:value-type="string">
            <text:p/>
            <text:p>[broadcast] is available and can be set</text:p>
            <text:p>Explicitly setting the broadcast address works as well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5" office:value-type="string" calcext:value-type="string">
            <text:p>[OK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45" office:value-type="string" calcext:value-type="string">
            <text:p>Start to create a terminal using UDP/IP Server</text:p>
            <text:p><text:span text:style-name="T1"> &gt; Local Filter = 255.255.255.255</text:span></text:p>
          </table:table-cell>
          <table:table-cell office:value-type="string" calcext:value-type="string">
            <text:p/>
            <text:p>[broadcast] is not available</text:p>
            <text:p><text:span text:style-name="T1">Explicitly setting the broadcast address results in an error message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5" office:value-type="string" calcext:value-type="string">
            <text:p>Start to create a terminal using TCP/IP Client</text:p>
            <text:p><text:span text:style-name="T1"> &gt; Remote host = ...</text:span></text:p>
          </table:table-cell>
          <table:table-cell office:value-type="string" calcext:value-type="string">
            <text:p/>
            <text:p>[broadcast] is not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5" office:value-type="string" calcext:value-type="string">
            <text:p>Start to create a terminal using TCP/IP AutoSocket</text:p>
            <text:p><text:span text:style-name="T1"> &gt; Remote host = ...</text:span></text:p>
          </table:table-cell>
          <table:table-cell office:value-type="string" calcext:value-type="string">
            <text:p/>
            <text:p>[broadcast] is not availabl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5" office:value-type="string" calcext:value-type="string">
            <text:p>Start to create a terminal using TCP/IP Server</text:p>
          </table:table-cell>
          <table:table-cell office:value-type="string" calcext:value-type="string">
            <text:p>[broadcast] is not releva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previous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5" office:value-type="string" calcext:value-type="string">
            <text:p>Interface Selection</text:p>
          </table:table-cell>
          <table:table-cell table:style-name="ce45" office:value-type="string" calcext:value-type="string">
            <text:p>Preparation</text:p>
          </table:table-cell>
          <table:table-cell table:style-name="ce45" office:value-type="string" calcext:value-type="string">
            <text:p>[On YAT Test]</text:p>
            <text:p>Create TCP/IP terminal on LAN interface</text:p>
          </table:table-cell>
          <table:table-cell table:style-name="ce45"/>
          <table:table-cell table:style-name="ce45" office:value-type="string" calcext:value-type="string">
            <text:p>[YAT Test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No longer available active</text:p>
          </table:table-cell>
          <table:table-cell table:style-name="ce45" office:value-type="string" calcext:value-type="string">
            <text:p>Disconnect the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Start YAT</text:p>
          </table:table-cell>
          <table:table-cell table:style-name="ce45" office:value-type="string" calcext:value-type="string">
            <text:p><text:span text:style-name="T1">Message</text:span> that interface is no longer available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No]</text:p>
          </table:table-cell>
          <table:table-cell table:style-name="ce45" office:value-type="string" calcext:value-type="string">
            <text:p>Error message</text:p>
            <text:p>Terminal stays closed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Terminal &gt; Settings...]</text:p>
          </table:table-cell>
          <table:table-cell table:style-name="ce45" office:value-type="string" calcext:value-type="string">
            <text:p><text:span text:style-name="T1">Message that interface</text:span> is no longer available</text:p>
            <text:p><text:span text:style-name="T1">Automatically switched to first available interface</text:span>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OK]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Cancel]</text:p>
          </table:table-cell>
          <table:table-cell table:style-name="ce45" office:value-type="string" calcext:value-type="string">
            <text:p>Terminal still closed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Reconnect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Open/Start the terminal</text:p>
          </table:table-cell>
          <table:table-cell table:style-name="ce45" office:value-type="string" calcext:value-type="string">
            <text:p>works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Cleanup</text:p>
          </table:table-cell>
          <table:table-cell table:style-name="ce45" office:value-type="string" calcext:value-type="string">
            <text:p>Close workspac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]</text:p>
          </table:table-cell>
          <table:table-cell table:number-columns-repeated="60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office:forms form:automatic-focus="false" form:apply-design-mode="false"/>
        <table:table-column table:style-name="co9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  <text:p><text:span text:style-name="T1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9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  <text:p><text:span text:style-name="T9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2">&lt;SOH&gt;</text:span><text:span text:style-name="T3">I4</text:span><text:span text:style-name="T4"> </text:span><text:span text:style-name="T5">(3)</text:span></text:p>
            <text:p><text:span text:style-name="T2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">Data is sent but ES is received</text:span></text:p>
            <text:p>Response includes terminating zero and filler bytes</text:p>
            <text:p><text:span text:style-name="T12">I4</text:span><text:span text:style-name="T4"> </text:span><text:span text:style-name="T5">(2)</text:span></text:p>
            <text:p><text:span text:style-name="T6">&lt;NUL&gt;&lt;NUL&gt;&lt;NUL&gt;&lt;NUL&gt;</text:span><text:span text:style-name="T7"> </text:span><text:span text:style-name="T8">(4)</text:span></text:p>
            <text:p><text:span text:style-name="T13">&lt;NUL&gt;</text:span><text:span text:style-name="T10">ES</text:span><text:span text:style-name="T4"> </text:span><text:span text:style-name="T5">(3)</text:span></text:p>
            <text:p><text:span text:style-name="T13">&lt;NUL&gt;&lt;NUL&gt;&lt;NUL&gt;</text:span><text:span text:style-name="T7"> </text:span><text:span text:style-name="T8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13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device is no longer available</text:p>
            <text:p><text:span text:style-name="T1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 that device </text:span>is no longer available</text:p>
            <text:p><text:span text:style-name="T1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9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85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5">(&lt;TS&gt;)</text:span><text:span text:style-name="T16"> </text:span><text:span text:style-name="T17">ABC</text:span><text:span text:style-name="T18">&lt;BEL&gt;      </text:span><text:span text:style-name="T17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3">&lt;BEL&gt;</text:span><text:span text:style-name="T24">        </text:span><text:span text:style-name="T21">X</text:span><text:span text:style-name="T22"> </text:span><text:span text:style-name="T21">Y</text:span><text:span text:style-name="T22"> </text:span><text:span text:style-name="T21">Z</text:span></text:p>
            <text:p><text:span text:style-name="T25">Separators !!</text:span></text:p>
          </table:table-cell>
          <table:table-cell office:value-type="string" calcext:value-type="string">
            <text:p><text:span text:style-name="T1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</text:span><text:span text:style-name="T26">&lt;BEL&gt;      </text:span><text:span text:style-name="T21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27">(&lt;TS&gt;)</text:span><text:span text:style-name="T28"> </text:span><text:span text:style-name="T29">ABCD</text:span><text:span text:style-name="T30">&lt;BEL&gt;</text:span><text:span text:style-name="T2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1">D</text:span><text:span text:style-name="T22"> </text:span><text:span text:style-name="T23">&lt;BEL&gt; </text:span><text:span text:style-name="T21">X</text:span><text:span text:style-name="T22"> </text:span><text:span text:style-name="T21">Y</text:span><text:span text:style-name="T22"> </text:span><text:span text:style-name="T21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</text:span><text:span text:style-name="T26">&lt;BEL&gt;</text:span><text:span text:style-name="T21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neding terminal, enable [Settings... &gt; Advanced... &gt; Space &gt; Replace by box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  CD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  C</text:span></text:p>
            <text:p><text:span text:style-name="T31">(&lt;TS&gt;)</text:span><text:span text:style-name="T32"> </text:span><text:span text:style-name="T33">AB␣␣</text:span></text:p>
            <text:p><text:span text:style-name="T31">(&lt;TS&gt;)</text:span><text:span text:style-name="T32"> </text:span><text:span text:style-name="T33">AB␣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office:value-type="string" calcext:value-type="string">
            <text:p/>
            <text:p>Test includes combination of backspace preceeded by space</text:p>
            <text:p><text:span text:style-name="T1"> (was an issue in YAT 2.4.0) (open box </text:span><text:span text:style-name="T87">␣</text:span><text:span text:style-name="T88"> inidiacted for info only)</text:span></text:p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31">(&lt;TS&gt;)</text:span><text:span text:style-name="T32"> </text:span><text:span text:style-name="T34">41h 42h 20h 20h 43h 44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Char]</text:p>
          </table:table-cell>
          <table:table-cell table:style-name="ce12" office:value-type="string" calcext:value-type="string">
            <text:p><text:span text:style-name="T31">(&lt;TS&gt;)</text:span><text:span text:style-name="T32"> </text:span></text:p>
          </table:table-cell>
          <table:table-cell office:value-type="string" calcext:value-type="string">
            <text:p>Ensure that separating spaces and content spaces ar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 B    C D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 B    C</text:span></text:p>
            <text:p><text:span text:style-name="T31">(&lt;TS&gt;)</text:span><text:span text:style-name="T32"> </text:span><text:span text:style-name="T33">A B ␣ ␣</text:span></text:p>
            <text:p><text:span text:style-name="T31">(&lt;TS&gt;)</text:span><text:span text:style-name="T32"> </text:span><text:span text:style-name="T33">A B ␣</text:span></text:p>
            <text:p><text:span text:style-name="T31">(&lt;TS&gt;)</text:span><text:span text:style-name="T32"> </text:span><text:span text:style-name="T33">A 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31">(&lt;TS&gt;)</text:span><text:span text:style-name="T32"> </text:span><text:span text:style-name="T34">41h 42h 20h 20h 43h 44h 08h 08h 08h 08h 08h 08h 08h 08h 41h 42h 20h 20h 43h 44h</text:span><text:span text:style-name="T29">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6" office:value-type="string" calcext:value-type="string"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8" office:value-type="string" calcext:value-type="string">
            <text:p><text:span text:style-name="T31">(&lt;TS&gt;)</text:span><text:span text:style-name="T32"> </text:span><text:span text:style-name="T33">AB</text:span><text:span text:style-name="T35">CD</text:span><text:span text:style-name="T36">&lt;BEL&gt;&lt;BS&gt;</text:span><text:span text:style-name="T37">XYZ</text:span></text:p>
            <text:p><text:span text:style-name="T31">(&lt;TS&gt;)</text:span><text:span text:style-name="T32"> </text:span><text:span text:style-name="T33">AB</text:span><text:span text:style-name="T35">CD</text:span><text:span text:style-name="T36">&lt;BEL&gt;&lt;BS&gt;</text:span><text:span text:style-name="T37">XYZ</text:span></text:p>
            <text:p><text:span text:style-name="T31">(&lt;TS&gt;)</text:span><text:span text:style-name="T32"> </text:span><text:span text:style-name="T33">AB  CD</text:span><text:span text:style-name="T38">&lt;BS&gt;&lt;BS&gt;&lt;BS&gt;&lt;BS&gt;&lt;BS&gt;&lt;BS&gt;&lt;BS&gt;&lt;BS&gt;</text:span><text:span text:style-name="T39">AB  CD</text:span><text:span text:style-name="T38">&lt;BS&gt;&lt;BS&gt;&lt;BS&gt;&lt;BS&gt;&lt;BS&gt;&lt;BS&gt;&lt;BS&gt;&lt;BS&gt;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29">ABC</text:span><text:span text:style-name="T30">&lt;BEL&gt;      </text:span><text:span text:style-name="T29">XYZ</text:span></text:p>
            <text:p><text:span text:style-name="T15">(&lt;TS&gt;)</text:span><text:span text:style-name="T16"> </text:span><text:span text:style-name="T29">ABCD</text:span><text:span text:style-name="T30">&lt;BEL&gt;</text:span><text:span text:style-name="T29">XYZ</text:span></text:p>
            <text:p><text:span text:style-name="T15">(&lt;TS&gt;)</text:span><text:span text:style-name="T16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Send empty (EOL) </text:span>[Enter]</text:p>
          </table:table-cell>
          <table:table-cell table:style-name="ce68"/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In receiving terminal, enable [S</text:span>how Length (Character Count)]</text:p>
          </table:table-cell>
          <table:table-cell table:style-name="ce68" office:value-type="string" calcext:value-type="string">
            <text:p><text:span text:style-name="T31">(&lt;TS&gt;)</text:span><text:span text:style-name="T32"> </text:span><text:span text:style-name="T33">ABC</text:span><text:span text:style-name="T38">&lt;BEL&gt;</text:span><text:span text:style-name="T35">     </text:span><text:span text:style-name="T39">XYZ</text:span><text:span text:style-name="T40"> </text:span><text:span text:style-name="T41">(8)</text:span></text:p>
            <text:p><text:span text:style-name="T31">(&lt;TS&gt;)</text:span><text:span text:style-name="T32"> </text:span><text:span text:style-name="T33">ABCD</text:span><text:span text:style-name="T38">&lt;BEL&gt;</text:span><text:span text:style-name="T39">XYZ</text:span><text:span text:style-name="T40"> </text:span><text:span text:style-name="T41">(8)</text:span></text:p>
            <text:p><text:span text:style-name="T31">(&lt;TS&gt;)</text:span><text:span text:style-name="T32"> </text:span><text:span text:style-name="T42"> </text:span><text:span text:style-name="T43">(0)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empty (EOL) </text:span>[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A</text:span><text:span text:style-name="T4"> </text:span><text:span text:style-name="T44">&lt;CR&gt;</text:span><text:span text:style-name="T45"> </text:span><text:span text:style-name="T29">B</text:span><text:span text:style-name="T4"> </text:span><text:span text:style-name="T44">&lt;LF&gt;</text:span><text:span text:style-name="T45"> </text:span><text:span text:style-name="T29">C</text:span><text:span text:style-name="T4"> </text:span><text:span text:style-name="T5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41h 0Dh</text:span><text:span text:style-name="T4"> </text:span><text:span text:style-name="T29">42h 0Ah</text:span><text:span text:style-name="T4"> </text:span><text:span text:style-name="T29">43h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30">&lt;CR&gt;&lt;LF&gt;</text:span><text:span text:style-name="T45"> </text:span><text:span text:style-name="T5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46">A</text:span></text:p>
            <text:p><text:span text:style-name="T46">AB</text:span></text:p>
            <text:p><text:span text:style-name="T46">ABC</text:span></text:p>
            <text:p><text:span text:style-name="T46">ABCD</text:span></text:p>
            <text:p><text:span text:style-name="T46">ABCDE</text:span></text:p>
            <text:p><text:span text:style-name="T46">ABCDEF</text:span></text:p>
            <text:p><text:span text:style-name="T46">ABCDEFG</text:span></text:p>
            <text:p><text:span text:style-name="T46">ABCDEFG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46">A</text:span></text:p>
            <text:p><text:span text:style-name="T46">AB</text:span></text:p>
            <text:p><text:span text:style-name="T46">ABC</text:span></text:p>
            <text:p><text:span text:style-name="T46">ABCD</text:span></text:p>
            <text:p><text:span text:style-name="T46">ABCD</text:span></text:p>
            <text:p><text:span text:style-name="T46">E</text:span></text:p>
            <text:p><text:span text:style-name="T46">ABCD</text:span></text:p>
            <text:p><text:span text:style-name="T46">EF</text:span></text:p>
            <text:p><text:span text:style-name="T46">ABCD</text:span></text:p>
            <text:p><text:span text:style-name="T46">EFG</text:span></text:p>
            <text:p><text:span text:style-name="T46">ABCD</text:span></text:p>
            <text:p><text:span text:style-name="T46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0" office:value-type="string" calcext:value-type="string">
            <text:p><text:span text:style-name="T47">A</text:span><text:span text:style-name="T22"> </text:span><text:span text:style-name="T48">(1)</text:span></text:p>
            <text:p><text:span text:style-name="T47">AB</text:span><text:span text:style-name="T22"> </text:span><text:span text:style-name="T48">(2)</text:span></text:p>
            <text:p><text:span text:style-name="T47">ABC</text:span><text:span text:style-name="T22"> </text:span><text:span text:style-name="T48">(3)</text:span></text:p>
            <text:p><text:span text:style-name="T47">ABCD</text:span><text:span text:style-name="T22"> </text:span><text:span text:style-name="T48">(4)</text:span></text:p>
            <text:p><text:span text:style-name="T47">ABCD</text:span><text:span text:style-name="T22"> </text:span><text:span text:style-name="T48">(4)</text:span></text:p>
            <text:p><text:span text:style-name="T47">E</text:span><text:span text:style-name="T22"> </text:span><text:span text:style-name="T48">(1)</text:span></text:p>
            <text:p><text:span text:style-name="T47">ABCD</text:span><text:span text:style-name="T22"> </text:span><text:span text:style-name="T48">(4)</text:span></text:p>
            <text:p><text:span text:style-name="T47">EF</text:span><text:span text:style-name="T22"> </text:span><text:span text:style-name="T48">(2)</text:span></text:p>
            <text:p><text:span text:style-name="T47">ABCD</text:span><text:span text:style-name="T22"> </text:span><text:span text:style-name="T48">(4)</text:span></text:p>
            <text:p><text:span text:style-name="T47">EFG</text:span><text:span text:style-name="T22"> </text:span><text:span text:style-name="T48">(3)</text:span></text:p>
            <text:p><text:span text:style-name="T47">ABCD</text:span><text:span text:style-name="T22"> </text:span><text:span text:style-name="T48">(4)</text:span></text:p>
            <text:p><text:span text:style-name="T47">EFGH</text:span><text:span text:style-name="T22"> </text:span><text:span text:style-name="T48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76">(0)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46">A</text:span><text:span text:style-name="T11">&lt;CR&gt;&lt;LF&gt;</text:span><text:span text:style-name="T45"> </text:span><text:span text:style-name="T5">(3)</text:span></text:p>
            <text:p><text:span text:style-name="T46">AB</text:span><text:span text:style-name="T11">&lt;CR&gt;&lt;LF&gt;</text:span><text:span text:style-name="T45"> </text:span><text:span text:style-name="T5">(4)</text:span></text:p>
            <text:p><text:span text:style-name="T46">ABC</text:span><text:span text:style-name="T11">&lt;CR&gt;</text:span><text:span text:style-name="T4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46">ABCD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  <text:p><text:span text:style-name="T46">ABCD</text:span><text:span text:style-name="T4"> </text:span><text:span text:style-name="T5">(4)</text:span></text:p>
            <text:p><text:span text:style-name="T46">E</text:span><text:span text:style-name="T11">&lt;CR&gt;&lt;LF&gt;</text:span><text:span text:style-name="T45"> </text:span><text:span text:style-name="T5">(3)</text:span></text:p>
            <text:p><text:span text:style-name="T46">ABCD</text:span><text:span text:style-name="T4"> </text:span><text:span text:style-name="T5">(4)</text:span></text:p>
            <text:p><text:span text:style-name="T46">EF</text:span><text:span text:style-name="T11">&lt;CR&gt;&lt;LF&gt;</text:span><text:span text:style-name="T45"> </text:span><text:span text:style-name="T5">(4)</text:span></text:p>
            <text:p><text:span text:style-name="T46">ABCD</text:span><text:span text:style-name="T4"> </text:span><text:span text:style-name="T5">(4)</text:span></text:p>
            <text:p><text:span text:style-name="T46">EFG</text:span><text:span text:style-name="T11">&lt;CR&gt;</text:span><text:span text:style-name="T4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46">ABCD</text:span><text:span text:style-name="T4"> </text:span><text:span text:style-name="T5">(4)</text:span></text:p>
            <text:p><text:span text:style-name="T46">EFGH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71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1" office:value-type="string" calcext:value-type="string">
            <text:p><text:span text:style-name="T46">A</text:span><text:span text:style-name="T4"> </text:span><text:span text:style-name="T5">(1)</text:span></text:p>
            <text:p><text:span text:style-name="T46">AB</text:span><text:span text:style-name="T4"> </text:span><text:span text:style-name="T5">(2)</text:span></text:p>
            <text:p><text:span text:style-name="T46">ABC</text:span><text:span text:style-name="T4"> </text:span><text:span text:style-name="T5">(3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71" office:value-type="string" calcext:value-type="string">
            <text:p><text:span text:style-name="T46">A</text:span><text:span text:style-name="T11">&lt;CR&gt;&lt;LF&gt;</text:span><text:span text:style-name="T45"> </text:span><text:span text:style-name="T5">(3)</text:span></text:p>
            <text:p><text:span text:style-name="T46">AB</text:span><text:span text:style-name="T4"> </text:span><text:span text:style-name="T5">(2)</text:span></text:p>
            <text:p><text:span text:style-name="T46">ABC</text:span><text:span text:style-name="T11">&lt;CR&gt;&lt;LF&gt;</text:span><text:span text:style-name="T45"> </text:span><text:span text:style-name="T5">(5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71" office:value-type="string" calcext:value-type="string">
            <text:p><text:span text:style-name="T46">A</text:span><text:span text:style-name="T11">&lt;CR&gt;&lt;LF&gt;</text:span><text:span text:style-name="T45"> </text:span><text:span text:style-name="T5">(3)</text:span></text:p>
            <text:p><text:span text:style-name="T46">AB</text:span><text:span text:style-name="T4"> </text:span><text:span text:style-name="T5">(2)</text:span></text:p>
            <text:p><text:span text:style-name="T46">ABC</text:span><text:span text:style-name="T11">&lt;CR&gt;&lt;LF&gt;</text:span><text:span text:style-name="T45"> </text:span><text:span text:style-name="T5">(5)</text:span></text:p>
            <text:p><text:span text:style-name="T46">ABCD</text:span><text:span text:style-name="T4"> </text:span><text:span text:style-name="T5">(4)</text:span></text:p>
          </table:table-cell>
          <table:table-cell office:value-type="string" calcext:value-type="string">
            <text:p/>
            <text:p/>
            <text:p><text:span text:style-name="T15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71" office:value-type="string" calcext:value-type="string">
            <text:p><text:span text:style-name="T46">A</text:span><text:span text:style-name="T4"> </text:span><text:span text:style-name="T5">(1)</text:span></text:p>
            <text:p><text:span text:style-name="T13">&lt;CR&gt;</text:span><text:span text:style-name="T10">B</text:span><text:span text:style-name="T4"> </text:span><text:span text:style-name="T5">(2)</text:span></text:p>
          </table:table-cell>
          <table:table-cell office:value-type="string" calcext:value-type="string">
            <text:p><text:span text:style-name="T89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9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71" office:value-type="string" calcext:value-type="string">
            <text:p><text:span text:style-name="T49">@</text:span><text:span text:style-name="T50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1" office:value-type="string" calcext:value-type="string">
            <text:p><text:span text:style-name="T49">@</text:span><text:span text:style-name="T50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2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2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3" office:value-type="string" calcext:value-type="string">
            <text:p><text:span text:style-name="T46">\h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3" office:value-type="string" calcext:value-type="string">
            <text:p><text:span text:style-name="T46">\h(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4" office:value-type="string" calcext:value-type="string">
            <text:p><text:span text:style-name="T46">\h(4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4" office:value-type="string" calcext:value-type="string">
            <text:p><text:span text:style-name="T46">\h(40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4" office:value-type="string" calcext:value-type="string">
            <text:p><text:span text:style-name="T46">\h(40)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2">A</text:span><text:span text:style-name="T4"> </text:span><text:span text:style-name="T5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53"> </text:span><text:span text:style-name="T54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 </text:span><text:span text:style-name="T56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53"> </text:span><text:span text:style-name="T54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53"> </text:span><text:span text:style-name="T54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25">An additional empty line A &gt; B must not be shown !!</text:span></text:p>
            <text:p><text:span text:style-name="T25">...because this is the pending EOL after the 0x00.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53"> </text:span><text:span text:style-name="T54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OK</text:span><text:span text:style-name="T53"> </text:span><text:span text:style-name="T5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 </text:span><text:span text:style-name="T56">&lt;NUL&gt;</text:span></text:p>
          </table:table-cell>
          <table:table-cell table:style-name="ce61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65">Time stamp gets updat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&lt;NUL&gt;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15">(&lt;TS&gt;)</text:span><text:span text:style-name="T16"> </text:span><text:span text:style-name="T51">(&gt;&gt;)</text:span><text:span text:style-name="T16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&lt;NUL&gt;</text:span><text:span text:style-name="T16"> </text:span><text:span text:style-name="T51">(2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65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&lt;NUL&gt;</text:span><text:span text:style-name="T16"> </text:span><text:span text:style-name="T51">(2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77">(&lt;TS&gt;)</text:span><text:span text:style-name="T83"> </text:span><text:span text:style-name="T84">(&gt;&gt;)</text:span><text:span text:style-name="T83">  </text:span><text:span text:style-name="T84">(0)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&lt;NUL&gt;</text:span><text:span text:style-name="T16"> </text:span><text:span text:style-name="T51">(2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OK</text:span><text:span text:style-name="T53"> </text:span><text:span text:style-name="T5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 </text:span></text:p>
          </table:table-cell>
          <table:table-cell table:style-name="ce61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65">Time stamp gets updated !!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65">Time stamp gets updated !!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15">(&lt;TS&gt;)</text:span><text:span text:style-name="T16"> </text:span><text:span text:style-name="T51">(&lt;&lt;)</text:span><text:span text:style-name="T60">  </text:span><text:span text:style-name="T61">(0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15">(&lt;TS&gt;)</text:span><text:span text:style-name="T16"> </text:span><text:span text:style-name="T51">(&lt;&lt;)</text:span><text:span text:style-name="T60">  </text:span><text:span text:style-name="T61">(0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OK</text:span><text:span text:style-name="T66"> </text:span><text:span text:style-name="T67">(2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OK</text:span><text:span text:style-name="T53"> </text:span><text:span text:style-name="T5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/text:p>
          </table:table-cell>
          <table:table-cell table:style-name="ce61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text:span text:style-name="T40"> </text:span><text:span text:style-name="T41">(1)</text:span></text:p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text:span text:style-name="T40"> </text:span><text:span text:style-name="T41">(1)</text:span></text:p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OK</text:span><text:span text:style-name="T66"> </text:span><text:span text:style-name="T67">(2)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text:span text:style-name="T40"> </text:span><text:span text:style-name="T41">(1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OK</text:span><text:span text:style-name="T53"> </text:span><text:span text:style-name="T54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70">(&gt;&gt;)</text:span><text:span text:style-name="T28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A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B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70">(&gt;&gt;)</text:span><text:span text:style-name="T28"> </text:span><text:span text:style-name="T29">A</text:span><text:span text:style-name="T4"> </text:span><text:span text:style-name="T5">(1)</text:span></text:p>
            <text:p><text:span text:style-name="T71">(TS)</text:span><text:span text:style-name="T7"> </text:span><text:span text:style-name="T8">(&lt;&lt;)</text:span><text:span text:style-name="T7"> </text:span><text:span text:style-name="T52">B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A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B</text:span><text:span text:style-name="T30">&lt;CR&gt;&lt;LF&gt;</text:span><text:span text:style-name="T45"> </text:span><text:span text:style-name="T5">(3)</text:span></text:p>
            <text:p><text:span text:style-name="T71">(&lt;TS&gt;)</text:span><text:span text:style-name="T7"> </text:span><text:span text:style-name="T8">(&lt;&lt;)</text:span><text:span text:style-name="T7"> </text:span><text:span text:style-name="T72">&lt;CR&gt;&lt;LF&gt;</text:span><text:span text:style-name="T7"> </text:span><text:span text:style-name="T8">(2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A</text:span><text:span text:style-name="T4"> </text:span><text:span text:style-name="T5">(1)</text:span></text:p>
            <text:p><text:span text:style-name="T71">(&lt;TS&gt;</text:span><text:span text:style-name="T7">) </text:span><text:span text:style-name="T8">(&lt;&lt;)</text:span><text:span text:style-name="T7"> </text:span><text:span text:style-name="T52">B</text:span><text:span text:style-name="T74">&lt;CR&gt;&lt;LF&gt;</text:span><text:span text:style-name="T45"> </text:span><text:span text:style-name="T5">(3)</text:span></text:p>
            <text:p><text:span text:style-name="T71">(&lt;TS&gt;)</text:span><text:span text:style-name="T7"> </text:span><text:span text:style-name="T8">(&gt;&gt;)</text:span><text:span text:style-name="T7"> </text:span><text:span text:style-name="T90">&lt;CR&gt;&lt;LF&gt;</text:span><text:span text:style-name="T7"> </text:span><text:span text:style-name="T8">(2)</text:span></text:p>
            <text:p><text:span text:style-name="T25">First two TimeStamps must remain.</text:span></text:p>
            <text:p><text:span text:style-name="T25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80" office:value-type="string" calcext:value-type="string">
            <text:p><text:span text:style-name="T27">(</text:span><text:span text:style-name="T73">&lt;TS&gt;</text:span><text:span text:style-name="T27">)</text:span><text:span text:style-name="T28"> </text:span><text:span text:style-name="T70">(&lt;&lt;)</text:span><text:span text:style-name="T28"> </text:span><text:span text:style-name="T56">&lt;NUL&gt;</text:span><text:span text:style-name="T28"> </text:span><text:span text:style-name="T70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</text:span><text:span text:style-name="T73">&lt;TS&gt;</text:span><text:span text:style-name="T27">)</text:span><text:span text:style-name="T28"> </text:span><text:span text:style-name="T70">(&lt;&lt;)</text:span><text:span text:style-name="T28"> </text:span><text:span text:style-name="T56">&lt;NUL&gt;</text:span><text:span text:style-name="T28"> </text:span><text:span text:style-name="T70">(1)</text:span></text:p>
            <text:p><text:span text:style-name="T27">(</text:span><text:span text:style-name="T73">&lt;TS&gt;</text:span><text:span text:style-name="T27">)</text:span><text:span text:style-name="T28"> </text:span><text:span text:style-name="T70">(&gt;&gt;)</text:span><text:span text:style-name="T28"> </text:span><text:span text:style-name="T29">B</text:span><text:span text:style-name="T30">&lt;CR&gt;&lt;LF&gt;</text:span><text:span text:style-name="T45"> </text:span><text:span text:style-name="T5">(3)</text:span></text:p>
            <text:p><text:span text:style-name="T71">(&lt;TS&gt;)</text:span><text:span text:style-name="T7"> </text:span><text:span text:style-name="T8">(&lt;&lt;)</text:span><text:span text:style-name="T7"> </text:span><text:span text:style-name="T52">A</text:span><text:span text:style-name="T74">&lt;CR&gt;&lt;LF&gt;</text:span><text:span text:style-name="T45"> </text:span><text:span text:style-name="T5">(3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B</text:span><text:span text:style-name="T74">&lt;CR&gt;&lt;LF&gt;</text:span><text:span text:style-name="T45"> </text:span><text:span text:style-name="T5">(3)</text:span></text:p>
            <text:p><text:span text:style-name="T71">(&lt;TS&gt;)</text:span><text:span text:style-name="T7"> </text:span><text:span text:style-name="T8">(&gt;&gt;)</text:span><text:span text:style-name="T7"> </text:span><text:span text:style-name="T29">A</text:span><text:span text:style-name="T30">&lt;CR&gt;&lt;LF&gt;</text:span><text:span text:style-name="T45"> </text:span><text:span text:style-name="T5">(3)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80" office:value-type="string" calcext:value-type="string">
            <text:p><text:span text:style-name="T27">(</text:span><text:span text:style-name="T73">&lt;TS&gt;</text:span><text:span text:style-name="T27">)</text:span><text:span text:style-name="T28"> </text:span><text:span text:style-name="T70">(&lt;&lt;)</text:span><text:span text:style-name="T28"> </text:span><text:span text:style-name="T56">&lt;NUL&gt;</text:span><text:span text:style-name="T28"> </text:span><text:span text:style-name="T70">(1)</text:span></text:p>
            <text:p><text:span text:style-name="T27">(</text:span><text:span text:style-name="T73">&lt;TS&gt;</text:span><text:span text:style-name="T27">)</text:span><text:span text:style-name="T28"> </text:span><text:span text:style-name="T70">(&gt;&gt;)</text:span><text:span text:style-name="T28"> </text:span><text:span text:style-name="T29">B</text:span><text:span text:style-name="T4"> </text:span><text:span text:style-name="T5">(1)</text:span></text:p>
            <text:p><text:span text:style-name="T71">(&lt;TS&gt;)</text:span><text:span text:style-name="T7"> </text:span><text:span text:style-name="T8">(&lt;&lt;)</text:span><text:span text:style-name="T7"> </text:span><text:span text:style-name="T5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B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80" office:value-type="string" calcext:value-type="string">
            <text:p><text:span text:style-name="T27">(</text:span><text:span text:style-name="T73">&lt;TS&gt;</text:span><text:span text:style-name="T27">)</text:span><text:span text:style-name="T28"> </text:span><text:span text:style-name="T70">(&lt;&lt;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B</text:span><text:span text:style-name="T4"> </text:span><text:span text:style-name="T5">(1)</text:span></text:p>
            <text:p><text:span text:style-name="T71">(&lt;TS&gt;)</text:span><text:span text:style-name="T7"> </text:span><text:span text:style-name="T8">(&lt;&lt;)</text:span><text:span text:style-name="T7"> </text:span><text:span text:style-name="T52">Ä</text:span><text:span text:style-name="T4"> </text:span><text:span text:style-name="T5">(1)</text:span></text:p>
            <text:p><text:span text:style-name="T25">Direction must change, i.e. match resulting show characters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B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  <text:p><text:span text:style-name="T25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B</text:span><text:span text:style-name="T4"> </text:span><text:span text:style-name="T5">(1)</text:span></text:p>
            <text:p><text:span text:style-name="T71">(&lt;TS&gt;)</text:span><text:span text:style-name="T7"> </text:span><text:span text:style-name="T8">(&lt;&lt;)</text:span><text:span text:style-name="T7"> </text:span><text:span text:style-name="T52">Ä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B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/text:p>
          </table:table-cell>
          <table:table-cell table:style-name="ce61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</text:span><text:span text:style-name="T75">B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lt;&gt;)</text:span><text:span text:style-name="T64"> </text:span><text:span text:style-name="T39">A</text:span><text:span text:style-name="T91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</text:span><text:span text:style-name="T75">B</text:span><text:span text:style-name="T66"> </text:span><text:span text:style-name="T67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A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lt;&gt;)</text:span><text:span text:style-name="T64"> </text:span><text:span text:style-name="T39">A</text:span><text:span text:style-name="T91">B</text:span><text:span text:style-name="T92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</text:span><text:span text:style-name="T75">B</text:span><text:span text:style-name="T66"> </text:span><text:span text:style-name="T67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</text:span><text:span text:style-name="T75">B</text:span><text:span text:style-name="T66"> </text:span><text:span text:style-name="T67">(1)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lt;&gt;)</text:span><text:span text:style-name="T64"> </text:span><text:span text:style-name="T39">A</text:span><text:span text:style-name="T91">B</text:span><text:span text:style-name="T92">A</text:span><text:span text:style-name="T91">B</text:span><text:span text:style-name="T68"> </text:span><text:span text:style-name="T69">(4)</text:span></text:p>
          </table:table-cell>
          <table:table-cell table:number-columns-repeated="58"/>
        </table:table-row>
        <table:table-row table:style-name="ro22">
          <table:table-cell table:number-columns-repeated="5"/>
          <table:table-cell office:value-type="string" calcext:value-type="string">
            <text:p>Unidir Tx/Rx panels must show...</text:p>
            <text:p><text:span text:style-name="T15">(&lt;TS&gt;</text:span><text:span text:style-name="T58">)</text:span><text:span text:style-name="T62"> </text:span><text:span text:style-name="T63">(&lt;&lt;)</text:span><text:span text:style-name="T64"> </text:span><text:span text:style-name="T93">BB</text:span><text:span text:style-name="T68"> </text:span><text:span text:style-name="T69">(2)</text:span></text:p>
            <text:p>...and: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76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">  A: Defaults + Show (Time Stamp + Direction + Length) + Show Count/Rate</text:span>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0" office:value-type="string" calcext:value-type="string">
            <text:p><text:span text:style-name="T77">(&lt;TS&gt;</text:span><text:span text:style-name="T78">)</text:span><text:span text:style-name="T79"> </text:span><text:span text:style-name="T80">(&lt;&lt;)</text:span><text:span text:style-name="T79"> </text:span><text:span text:style-name="T81">41h</text:span><text:span text:style-name="T22"> </text:span><text:span text:style-name="T81">42h</text:span><text:span text:style-name="T22"> </text:span><text:span text:style-name="T81">43h</text:span><text:span text:style-name="T22"> </text:span><text:span text:style-name="T81">44h</text:span><text:span text:style-name="T22"> </text:span><text:span text:style-name="T81">45h</text:span><text:span text:style-name="T22"> </text:span><text:span text:style-name="T81">46h</text:span><text:span text:style-name="T22"> </text:span><text:span text:style-name="T48">(6)</text:span></text:p>
          </table:table-cell>
          <table:table-cell table:style-name="ce70" office:value-type="string" calcext:value-type="string">
            <text:p><text:span text:style-name="T78">(&lt;TS&gt;)</text:span><text:span text:style-name="T79"> </text:span><text:span text:style-name="T80">(&gt;&gt;)</text:span><text:span text:style-name="T79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48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41h</text:span><text:span text:style-name="T53"> </text:span><text:span text:style-name="T55">42h</text:span><text:span text:style-name="T53"> </text:span><text:span text:style-name="T55">43h</text:span><text:span text:style-name="T53"> </text:span><text:span text:style-name="T55">44h</text:span><text:span text:style-name="T53"> </text:span><text:span text:style-name="T55">45h</text:span><text:span text:style-name="T53"> </text:span><text:span text:style-name="T55">46h</text:span><text:span text:style-name="T53"> </text:span><text:span text:style-name="T54">(6)</text:span></text:p>
            <text:p><text:span text:style-name="T19">(&lt;TS&gt;)</text:span><text:span text:style-name="T20"> </text:span><text:span text:style-name="T59">(&lt;&lt;)</text:span><text:span text:style-name="T20"> </text:span><text:span text:style-name="T81">41h</text:span><text:span text:style-name="T22"> </text:span><text:span text:style-name="T48">(1)</text:span></text:p>
            <text:p><text:span text:style-name="T77">(&lt;TS&gt;</text:span><text:span text:style-name="T78">)</text:span><text:span text:style-name="T79"> </text:span><text:span text:style-name="T80">(&lt;&lt;)</text:span><text:span text:style-name="T79"> </text:span><text:span text:style-name="T81">41h</text:span><text:span text:style-name="T22"> </text:span><text:span text:style-name="T81">42h</text:span><text:span text:style-name="T22"> </text:span><text:span text:style-name="T81">41h</text:span><text:span text:style-name="T22"> </text:span><text:span text:style-name="T81">42h</text:span><text:span text:style-name="T22"> </text:span><text:span text:style-name="T81">43h</text:span><text:span text:style-name="T22"> ... </text:span><text:span text:style-name="T48">(35)</text:span></text:p>
            <text:p><text:span text:style-name="T25">Or different, depending on chunking.</text:span>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2h</text:span><text:span text:style-name="T53"> </text:span><text:span text:style-name="T17">43h</text:span><text:span text:style-name="T53"> </text:span><text:span text:style-name="T17">44h</text:span><text:span text:style-name="T53"> </text:span><text:span text:style-name="T17">45h</text:span><text:span text:style-name="T53"> </text:span><text:span text:style-name="T17">46h</text:span><text:span text:style-name="T53"> </text:span><text:span text:style-name="T54">(6)</text:span></text:p>
            <text:p><text:span text:style-name="T19">(&lt;TS&gt;)</text:span><text:span text:style-name="T20"> </text:span><text:span text:style-name="T59">(&gt;&gt;)</text:span><text:span text:style-name="T20"> </text:span><text:span text:style-name="T21">41h</text:span><text:span text:style-name="T22"> </text:span><text:span text:style-name="T48">(1)</text:span></text:p>
            <text:p><text:span text:style-name="T78">(&lt;TS&gt;)</text:span><text:span text:style-name="T79"> </text:span><text:span text:style-name="T80">(&gt;&gt;)</text:span><text:span text:style-name="T79"> </text:span><text:span text:style-name="T21">41h</text:span><text:span text:style-name="T22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48">(35)</text:span></text:p>
            <text:p><text:span text:style-name="T25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3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5">(2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5">(1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8h</text:span><text:span text:style-name="T4"> </text:span><text:span text:style-name="T5">(3)</text:span></text:p>
            <text:p><text:span text:style-name="T25">Chunk and lenght line break are active now.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31">(</text:span><text:span text:style-name="T71">&lt;TS&gt;</text:span><text:span text:style-name="T27">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71">(&lt;TS&gt;)</text:span><text:span text:style-name="T7"> </text:span><text:span text:style-name="T8">(&gt;&gt;)</text:span><text:span text:style-name="T7"> </text:span><text:span text:style-name="T29">47h</text:span><text:span text:style-name="T4"> </text:span><text:span text:style-name="T29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4 lines]</text:span></text:p>
            <text:p><text:span text:style-name="T1">In receiving terminal, enable [Settings... &gt; Text... &gt; Break lines after time-out of]</text:span></text:p>
            <text:p>Confirm</text:p>
          </table:table-cell>
          <table:table-cell/>
          <table:table-cell table:style-name="ce70"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2h</text:span><text:span text:style-name="T53"> </text:span><text:span text:style-name="T17">43h</text:span><text:span text:style-name="T53"> </text:span><text:span text:style-name="T17">44h</text:span><text:span text:style-name="T53"> </text:span><text:span text:style-name="T17">45h</text:span><text:span text:style-name="T53"> </text:span><text:span text:style-name="T17">46h</text:span><text:span text:style-name="T53"> </text:span><text:span text:style-name="T54">(6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1h</text:span><text:span text:style-name="T53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48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0" office:value-type="string" calcext:value-type="string">
            <text:p><text:span text:style-name="T82">[Error: EOL keyword is not supported for binary terminals!]</text:span></text:p>
            <text:p><text:span text:style-name="T77">(&lt;TS&gt;)</text:span><text:span text:style-name="T83"> </text:span><text:span text:style-name="T84">(&lt;&lt;)</text:span><text:span text:style-name="T83"> </text:span><text:span text:style-name="T85">41h</text:span><text:span text:style-name="T86"> </text:span><text:span text:style-name="T81">41h</text:span><text:span text:style-name="T22"> </text:span><text:span text:style-name="T81">42h</text:span><text:span text:style-name="T22"> </text:span><text:span text:style-name="T48">(3)</text:span></text:p>
            <text:p><text:span text:style-name="T77">(&lt;TS&gt;)</text:span><text:span text:style-name="T79"> </text:span><text:span text:style-name="T80">(&lt;&lt;)</text:span><text:span text:style-name="T79"> </text:span><text:span text:style-name="T81">41h</text:span><text:span text:style-name="T22"> </text:span><text:span text:style-name="T81">42h</text:span><text:span text:style-name="T22"> </text:span><text:span text:style-name="T81">43h</text:span><text:span text:style-name="T22"> </text:span><text:span text:style-name="T48">(3)</text:span></text:p>
            <text:p><text:span text:style-name="T25">Note bugs #211 and #352 regarding suboptiomal position.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1h</text:span><text:span text:style-name="T4"> </text:span><text:span text:style-name="T29">42h</text:span><text:span text:style-name="T4"> </text:span><text:span text:style-name="T5">(3)</text:span></text:p>
            <text:p><text:span text:style-name="T71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82">[Error: EOL keyword is not supported for binary terminals!]</text:span></text:p>
            <text:p><text:span text:style-name="T15">(&lt;TS&gt;)</text:span><text:span text:style-name="T16"> </text:span><text:span text:style-name="T51">(&lt;&lt;)</text:span><text:span text:style-name="T16"> </text:span><text:span text:style-name="T55">41h</text:span><text:span text:style-name="T53"> </text:span><text:span text:style-name="T55">41h</text:span><text:span text:style-name="T53"> </text:span><text:span text:style-name="T55">42h</text:span><text:span text:style-name="T53"> </text:span><text:span text:style-name="T54">(3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41h</text:span><text:span text:style-name="T53"> </text:span><text:span text:style-name="T55">42h</text:span><text:span text:style-name="T53"> </text:span><text:span text:style-name="T55">43h</text:span><text:span text:style-name="T53"> </text:span><text:span text:style-name="T54">(3)</text:span></text:p>
            <text:p><text:span text:style-name="T15">(&lt;TS&gt;</text:span><text:span text:style-name="T27">)</text:span><text:span text:style-name="T28"> </text:span><text:span text:style-name="T70">(&lt;&lt;)</text:span><text:span text:style-name="T28"> </text:span><text:span text:style-name="T52">41h</text:span><text:span text:style-name="T4"> </text:span><text:span text:style-name="T5">(1)</text:span></text:p>
            <text:p><text:span text:style-name="T15">(&lt;TS&gt;</text:span><text:span text:style-name="T71">)</text:span><text:span text:style-name="T7"> </text:span><text:span text:style-name="T8">(&lt;&lt;)</text:span><text:span text:style-name="T7"> </text:span><text:span text:style-name="T52">42h</text:span><text:span text:style-name="T4"> </text:span><text:span text:style-name="T5">(1)</text:span></text:p>
            <text:p><text:span text:style-name="T71">(&lt;TS&gt;)</text:span><text:span text:style-name="T7"> </text:span><text:span text:style-name="T8">(&lt;&lt;)</text:span><text:span text:style-name="T7"> </text:span><text:span text:style-name="T52">41h</text:span><text:span text:style-name="T4"> </text:span><text:span text:style-name="T52">42h</text:span><text:span text:style-name="T4"> </text:span><text:span text:style-name="T52">43h</text:span><text:span text:style-name="T4"> </text:span><text:span text:style-name="T5">(3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1h</text:span><text:span text:style-name="T53"> </text:span><text:span text:style-name="T17">42h</text:span><text:span text:style-name="T53"> </text:span><text:span text:style-name="T54">(3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2h</text:span><text:span text:style-name="T53"> </text:span><text:span text:style-name="T17">43h</text:span><text:span text:style-name="T53"> </text:span><text:span text:style-name="T54">(3)</text:span></text:p>
            <text:p><text:span text:style-name="T15">(&lt;TS&gt;</text:span><text:span text:style-name="T27">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5">(2)</text:span></text:p>
            <text:p><text:span text:style-name="T71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-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7">(&lt;TS&gt;)</text:span><text:span text:style-name="T83"> </text:span><text:span text:style-name="T84">(&gt;&gt;)</text:span><text:span text:style-name="T83"> </text:span><text:span text:style-name="T94">41h</text:span><text:span text:style-name="T86"> </text:span><text:span text:style-name="T94">41h</text:span><text:span text:style-name="T86"> </text:span><text:span text:style-name="T94">42h</text:span><text:span text:style-name="T86"> </text:span><text:span text:style-name="T95">(3)</text:span></text:p>
            <text:p><text:span text:style-name="T77">(&lt;TS&gt;)</text:span><text:span text:style-name="T83"> </text:span><text:span text:style-name="T84">(&gt;&gt;)</text:span><text:span text:style-name="T83"> </text:span><text:span text:style-name="T94">41h</text:span><text:span text:style-name="T86"> </text:span><text:span text:style-name="T94">42h</text:span><text:span text:style-name="T86"> </text:span><text:span text:style-name="T94">43h</text:span><text:span text:style-name="T86"> </text:span><text:span text:style-name="T21">41h</text:span><text:span text:style-name="T22"> </text:span><text:span text:style-name="T21">42h</text:span><text:span text:style-name="T22"> </text:span><text:span text:style-name="T48">(5)</text:span></text:p>
            <text:p><text:span text:style-name="T78">(&lt;TS&gt;)</text:span><text:span text:style-name="T79"> </text:span><text:span text:style-name="T80">(&gt;&gt;)</text:span><text:span text:style-name="T79"> </text:span><text:span text:style-name="T21">41h</text:span><text:span text:style-name="T22"> </text:span><text:span text:style-name="T21">42h</text:span><text:span text:style-name="T22"> </text:span><text:span text:style-name="T21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87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71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71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2h</text:span><text:span text:style-name="T53"> </text:span><text:span text:style-name="T17">43h</text:span><text:span text:style-name="T53"> </text:span><text:span text:style-name="T17">31h</text:span><text:span text:style-name="T53"> </text:span><text:span text:style-name="T17">32h</text:span><text:span text:style-name="T53"> </text:span><text:span text:style-name="T17">33h</text:span><text:span text:style-name="T53"> </text:span><text:span text:style-name="T17">41h</text:span><text:span text:style-name="T53"> </text:span><text:span text:style-name="T29">42h</text:span><text:span text:style-name="T4"> </text:span><text:span text:style-name="T5">(8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/text:p>
            <text:p><text:span text:style-name="T25">Note that </text:span><text:span text:style-name="T96">41h</text:span><text:span text:style-name="T97"> </text:span><text:span text:style-name="T98">42h</text:span><text:span text:style-name="T97"> </text:span><text:span text:style-name="T99">(8)</text:span><text:span text:style-name="T100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7">(&lt;TS&gt;</text:span><text:span text:style-name="T19">)</text:span><text:span text:style-name="T20"> </text:span><text:span text:style-name="T59">(&gt;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31h</text:span><text:span text:style-name="T22"> </text:span><text:span text:style-name="T21">32h</text:span><text:span text:style-name="T22"> </text:span><text:span text:style-name="T21">33h ...</text:span></text:p>
            <text:p><text:span text:style-name="T25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70">(&gt;&gt;)</text:span><text:span text:style-name="T28"> </text:span><text:span text:style-name="T29">32h</text:span><text:span text:style-name="T4"> </text:span><text:span text:style-name="T29">33h</text:span><text:span text:style-name="T4"> </text:span><text:span text:style-name="T5">(2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0" office:value-type="string" calcext:value-type="string">
            <text:p><text:span text:style-name="T77">(&lt;TS&gt;</text:span><text:span text:style-name="T19">)</text:span><text:span text:style-name="T20"> </text:span><text:span text:style-name="T59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48">(2)</text:span></text:p>
            <text:p><text:span text:style-name="T77">(&lt;TS&gt;</text:span><text:span text:style-name="T78">)</text:span><text:span text:style-name="T79"> </text:span><text:span text:style-name="T80">(&gt;&gt;)</text:span><text:span text:style-name="T79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48">(3)</text:span></text:p>
            <text:p><text:span text:style-name="T77">(&lt;TS&gt;</text:span><text:span text:style-name="T78">)</text:span><text:span text:style-name="T79"> </text:span><text:span text:style-name="T80">(&gt;&gt;)</text:span><text:span text:style-name="T79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0" office:value-type="string" calcext:value-type="string">
            <text:p><text:span text:style-name="T77">(&lt;TS&gt;</text:span><text:span text:style-name="T19">)</text:span><text:span text:style-name="T20"> </text:span><text:span text:style-name="T59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48">(3)</text:span></text:p>
            <text:p><text:span text:style-name="T77">(&lt;TS&gt;</text:span><text:span text:style-name="T78">)</text:span><text:span text:style-name="T79"> </text:span><text:span text:style-name="T80">(&gt;&gt;)</text:span><text:span text:style-name="T79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48">(4)</text:span></text:p>
            <text:p><text:span text:style-name="T77">(&lt;TS&gt;</text:span><text:span text:style-name="T78">)</text:span><text:span text:style-name="T79"> </text:span><text:span text:style-name="T80">(&gt;&gt;)</text:span><text:span text:style-name="T79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office:forms form:automatic-focus="false" form:apply-design-mode="false"/>
        <table:table-column table:style-name="co9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88" office:value-type="string" calcext:value-type="string">
            <text:p><text:span text:style-name="T1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9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25" table:default-cell-style-name="ce45"/>
        <table:table-column table:style-name="co31" table:default-cell-style-name="ce45"/>
        <table:table-column table:style-name="co32" table:default-cell-style-name="ce45"/>
        <table:table-column table:style-name="co7" table:number-columns-repeated="57" table:default-cell-style-name="ce45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7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25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<text:span text:style-name="T1">S</text:span>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8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  <text:p><text:span text:style-name="T1">Trigger is </text:span><text:span text:style-name="T109">not</text:span><text:span text:style-name="T105"> highlighted as [Any Line]</text:span></text:p>
          </table:table-cell>
          <table:table-cell table:number-columns-repeated="59"/>
        </table:table-row>
        <table:table-row table:style-name="ro29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30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  <text:p><text:span text:style-name="T1">Recent Trigger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28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9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8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[Terminal &gt; All Terminals Refresh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9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28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9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28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9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9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9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28">
          <table:table-cell table:number-columns-repeated="4"/>
          <table:table-cell office:value-type="string" calcext:value-type="string">
            <text:p>Send</text:p>
            <text:p><text:span text:style-name="T101">123</text:span> AB <text:span text:style-name="T101">C456</text:span></text:p>
          </table:table-cell>
          <table:table-cell office:value-type="string" calcext:value-type="string">
            <text:p>Data sent and received</text:p>
            <text:p>Automatic action is triggered for <text:span text:style-name="T101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8" table:number-columns-repeated="2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Filter</text:p>
          </table:table-cell>
          <table:table-cell table:style-name="ce48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99" office:value-type="string" calcext:value-type="string">
            <text:p><text:span text:style-name="T19">(&gt;&gt;)</text:span><text:span text:style-name="T20"> </text:span><text:span text:style-name="T21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ABC</text:span></text:p>
            <text:p><text:span text:style-name="T71">(&gt;&gt;)</text:span><text:span text:style-name="T7"> </text:span><text:span text:style-name="T29">ABC</text:span></text:p>
            <text:p><text:span text:style-name="T71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uppress</text:p>
          </table:table-cell>
          <table:table-cell table:style-name="ce48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xyz</text:span></text:p>
            <text:p><text:span text:style-name="T71">(&gt;&gt;)</text:span><text:span text:style-name="T7"> </text:span><text:span text:style-name="T29">xyz</text:span></text:p>
            <text:p><text:span text:style-name="T71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all terminals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</text:p>
          </table:table-cell>
          <table:table-cell table:style-name="ce48"/>
          <table:table-cell office:value-type="string" calcext:value-type="string">
            <text:p>Start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reate and start AutoSocket connected to the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Time Stamp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tart SIR</text:p>
          </table:table-cell>
          <table:table-cell office:value-type="string" calcext:value-type="string">
            <text:p>Rates must match the rate of SIR</text:p>
            <text:p>Rates must "look nice"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top SIR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100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 Plot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Open a terminal in another instance of YAT</text:p>
          </table:table-cell>
          <table:table-cell/>
          <table:table-cell table:style-name="ce100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<text:span text:style-name="T1">Open another </text:span>terminal on default port again</text:p>
          </table:table-cell>
          <table:table-cell/>
          <table:table-cell table:style-name="ce100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100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<text:span text:style-name="T1">ABCDEFGHIJKLMNOPQRSTUVWXYZ\!(LineRepeat(20))\!(LineInterval(100))</text:span></text:p>
          </table:table-cell>
          <table:table-cell/>
          <table:table-cell table:style-name="ce101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<text:span text:style-name="T1">ABCDEFGHIJKLMNOPQRSTUVWXYZ\!(LineRepeat(20))\!(LineInterval(200))</text:span>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how legend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Options</text:p>
          </table:table-cell>
          <table:table-cell table:style-name="ce48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100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Enable [Show Time Stamp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 again</text:p>
          </table:table-cell>
          <table:table-cell office:value-type="string" calcext:value-type="string">
            <text:p>Ensure that capture only happens in content, not meta data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isable [Show Time Stamp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 Time Stamp</text:p>
          </table:table-cell>
          <table:table-cell table:style-name="ce48"/>
          <table:table-cell office:value-type="string" calcext:value-type="string">
            <text:p>Action: [Line Chart (X = Time Stamp)]</text:p>
          </table:table-cell>
          <table:table-cell/>
          <table:table-cell table:style-name="ce100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Histogram</text:p>
          </table:table-cell>
          <table:table-cell table:style-name="ce48"/>
          <table:table-cell office:value-type="string" calcext:value-type="string">
            <text:p>Action: [Histogram (Horizontal)]</text:p>
          </table:table-cell>
          <table:table-cell/>
          <table:table-cell table:style-name="ce100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100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catter Plot</text:p>
          </table:table-cell>
          <table:table-cell table:style-name="ce48"/>
          <table:table-cell office:value-type="string" calcext:value-type="string">
            <text:p>Action: [Scatter Plot]</text:p>
          </table:table-cell>
          <table:table-cell/>
          <table:table-cell table:style-name="ce100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Open terminal on default port agai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<text:span text:style-name="T1">[Show Count/Rate]</text:span> in both terminals</text:p>
          </table:table-cell>
          <table:table-cell/>
          <table:table-cell table:style-name="ce100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100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31">
          <table:table-cell table:number-columns-repeated="2"/>
          <table:table-cell table:style-name="ce48" office:value-type="string" calcext:value-type="string">
            <text:p>Line Chart Time</text:p>
          </table:table-cell>
          <table:table-cell table:style-name="ce48"/>
          <table:table-cell office:value-type="string" calcext:value-type="string">
            <text:p><text:span text:style-name="T102">Action: [Line Chart (X = Time)]</text:span></text:p>
            <text:p/>
            <text:p><text:span text:style-name="T102">Trigger:</text:span></text:p>
            <text:p><text:span text:style-name="T103">(</text:span><text:span text:style-name="T102">(?:(?:19|20)\d\d-(?:0[1-9]|1[012])-(?:0[1-9]|[12]\d|3[01]))</text:span><text:span text:style-name="T104">T</text:span><text:span text:style-name="T105">(?:(?:[01]\d|2[0-3]):[0-5]\d:[0-5]\d)</text:span><text:span text:style-name="T106">)</text:span><text:span text:style-name="T105">\s+([-+]?(?:\d+(?:\.\d*)?|\.\d+))\s+([-+]?\d+)\s+([-+]?\d+)\s+([A-Z]{1})\s+</text:span>([A-Za-z]{3})</text:p>
            <text:p/>
            <text:p><text:span text:style-name="T65">Trigger in use is a modified combination of the predefined patterns:</text:span></text:p>
            <text:p><text:span text:style-name="T103">(</text:span><text:span text:style-name="T105">(?:(?:19|20)\d\d-(?:0[1-9]|1[012])-(?:0[1-9]|[12]\d|3[01]))</text:span><text:span text:style-name="T104">T</text:span><text:span text:style-name="T105">(?:(?:[01]\d|2[0-3]):[0-5]\d:[0-5]\d)</text:span><text:span text:style-name="T106">)</text:span></text:p>
            <text:p><text:span text:style-name="T107">                                                                                                                                                                 </text:span><text:span text:style-name="T108">\s+([-+]?(?:\d+(?:\.\d*)?|\.\d+))</text:span></text:p>
            <text:p><text:span text:style-name="T107">                                                                                                                                                                                                                    </text:span><text:span text:style-name="T108">\s+([-+]?\d+)\s+([-+]?\d+)</text:span></text:p>
            <text:p><text:span text:style-name="T107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08">\s+([A-Z]{1})\s+([A-Za-z]{3})</text:span>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32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<text:span text:style-name="T102">Action: [Line Chart]</text:span></text:p>
            <text:p/>
            <text:p><text:span text:style-name="T102">Trigger:</text:span></text:p>
            <text:p><text:span text:style-name="T1">([-+]?(?:\d+(?:\.\d*)?|\.\d+))\s+([-+]?\d+)\s+([-+]?\d+)\s+([A-Z]{1})\s+</text:span>([A-Za-z]{3})</text:p>
            <text:p/>
            <text:p><text:span text:style-name="T65">Trigger in use is a modified combination of the predefined patterns:</text:span></text:p>
            <text:p><text:span text:style-name="T25">([-+]?(?:\d+(?:\.\d*)?|\.\d+))</text:span></text:p>
            <text:p><text:span text:style-name="T107">                                               </text:span><text:span text:style-name="T108">\s+([-+]?\d+)\s+([-+]?\d+)</text:span></text:p>
            <text:p><text:span text:style-name="T107">                                                                                          </text:span><text:span text:style-name="T108">\s+([A-Z]{1})\s+([A-Za-z]{3})</text:span></text:p>
          </table:table-cell>
          <table:table-cell/>
          <table:table-cell table:style-name="ce100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Deactivate</text:p>
          </table:table-cell>
          <table:table-cell table:style-name="ce48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101">123</text:span> AB <text:span text:style-name="T101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49">...ABC</text:span><text:span text:style-name="T115"> </text:span><text:span text:style-name="T100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49">...ABC</text:span><text:span text:style-name="T53"> </text:span><text:span text:style-name="T54">(72) </text:span><text:span text:style-name="T100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3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10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3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10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10">all 10 matches</text:span></text:p>
            <text:p><text:span text:style-name="T1">Automatic response</text:span> contains <text:span text:style-name="T111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10">all 10 matches</text:span></text:p>
            <text:p><text:span text:style-name="T1">Automatic response</text:span> contains <text:span text:style-name="T111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17">
          <table:table-cell table:number-columns-repeated="4"/>
          <table:table-cell office:value-type="string" calcext:value-type="string">
            <text:p>Start SIR</text:p>
          </table:table-cell>
          <table:table-cell table:style-name="ce91" office:value-type="string" calcext:value-type="string">
            <text:p><text:span text:style-name="T112">   1 </text:span><text:span text:style-name="T113">S S       0.00 g</text:span></text:p>
            <text:p><text:span text:style-name="T112">   2 </text:span><text:span text:style-name="T113">S S       0.00 g</text:span></text:p>
            <text:p><text:span text:style-name="T112">   3 </text:span><text:span text:style-name="T113">S S       0.00 g</text:span></text:p>
            <text:p><text:span text:style-name="T114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4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112">...</text:span></text:p>
            <text:p><text:span text:style-name="T112"> 101 </text:span><text:span text:style-name="T113">S D       ?.?? g</text:span></text:p>
            <text:p><text:span text:style-name="T112"> 102 </text:span><text:span text:style-name="T113">S D       ?.?? g</text:span></text:p>
            <text:p><text:span text:style-name="T112"> 103 </text:span><text:span text:style-name="T113">S D       ?.?? g</text:span></text:p>
            <text:p><text:span text:style-name="T114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4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25">Responses are no longer shown when unstable</text:span></text:p>
            <text:p><text:span text:style-name="T112">...</text:span></text:p>
            <text:p><text:span text:style-name="T112"> 201 </text:span><text:span text:style-name="T113">S S       ?.?? g</text:span></text:p>
            <text:p><text:span text:style-name="T112"> 202 </text:span><text:span text:style-name="T113">S S       ?.?? g</text:span></text:p>
            <text:p><text:span text:style-name="T112"> 203 </text:span><text:span text:style-name="T113">S S       ?.?? g</text:span></text:p>
            <text:p><text:span text:style-name="T114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table:table-column table:style-name="co9" table:default-cell-style-name="ce45"/>
        <table:table-column table:style-name="co33" table:default-cell-style-name="ce45"/>
        <table:table-column table:style-name="co7" table:default-cell-style-name="ce45"/>
        <table:table-column table:style-name="co34" table:default-cell-style-name="ce45"/>
        <table:table-column table:style-name="co35" table:default-cell-style-name="ce45"/>
        <table:table-column table:style-name="co3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03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table:table-column table:style-name="co9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1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116"> moving below, due to a limitation with '</text:span><text:span text:style-name="T117">FormWindowState</text:span><text:span text:style-name="T118">.Maximized</text:span><text:span text:style-name="T119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1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9" table:default-cell-style-name="ce45"/>
        <table:table-column table:style-name="co42" table:default-cell-style-name="ce45"/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/open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5" office:value-type="string" calcext:value-type="string">
            <text:p>Modify the text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  <text:p><text:span text:style-name="T1">Text gets completely selected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8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xit YAT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tart YAT again</text:p>
          </table:table-cell>
          <table:table-cell table:style-name="ce48"/>
          <table:table-cell table:style-name="ce48" office:value-type="string" calcext:value-type="string">
            <text:p>Ensure that control char recents such as backspac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elect one of the recents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Change that recent</text:p>
          </table:table-cell>
          <table:table-cell table:style-name="ce48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8"/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Just selected recent still there</text:p>
            <text:p>New recent added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/>
          <table:table-cell office:value-type="string" calcext:value-type="string">
            <text:p>Import instead of link to be able to modify (and restore modified) command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8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8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8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8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<text:span text:style-name="T1">YAT 2.4.0 ~ 15000/s | 5000/s</text:span></text:p>
            <text:p>YAT 2.1.0 ~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</text:p>
          </table:table-cell>
          <table:table-cell office:value-type="string" calcext:value-type="string">
            <text:p>Takes just a few second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ress Line</text:p>
          </table:table-cell>
          <table:table-cell table:style-name="ce48" office:value-type="string" calcext:value-type="string">
            <text:p>Send "\!-SendFiles\Stress-7-EnormousLine.txt"</text:p>
          </table:table-cell>
          <table:table-cell table:style-name="ce48" office:value-type="string" calcext:value-type="string">
            <text:p>Works without issues</text:p>
            <text:p><text:span text:style-name="T1">Complete line is sent and received</text:span></text:p>
            <text:p>Line exceed warning is output in the monitor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Clear the monitor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table:style-name="ce48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8" office:value-type="string" calcext:value-type="string">
            <text:p>Lines include the stated number of chars</text:p>
            <text:p>No empty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3">   </text:span><text:span text:style-name="T54"> </text:span><text:span text:style-name="T120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&lt;LF&gt;</text:span><text:span text:style-name="T121"> </text:span><text:span text:style-name="T5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1">(&lt;&lt;)</text:span><text:span text:style-name="T7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3">   </text:span><text:span text:style-name="T54"> </text:span><text:span text:style-name="T120">    in receiving terminal</text:span></text:p>
          </table:table-cell>
          <table:table-cell table:number-columns-repeated="5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20">    in receiving terminal</text:span></text:p>
            <text:p><text:span text:style-name="T71">(&lt;&lt;)</text:span><text:span text:style-name="T7"> </text:span><text:span text:style-name="T52">X</text:span><text:span text:style-name="T74">&lt;CR&gt;&lt;LF&gt;</text:span><text:span text:style-name="T45"> </text:span><text:span text:style-name="T5">(3)</text:span></text:p>
          </table:table-cell>
          <table:table-cell table:number-columns-repeated="59"/>
        </table:table-row>
        <table:table-row table:style-name="ro36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20">    in receiving terminal</text:span></text:p>
            <text:p><text:span text:style-name="T71">(&lt;&lt;)</text:span><text:span text:style-name="T7"> </text:span><text:span text:style-name="T52">X</text:span><text:span text:style-name="T74">&lt;CR&gt;&lt;LF&gt;</text:span><text:span text:style-name="T45"> </text:span><text:span text:style-name="T5">(3)</text:span></text:p>
            <text:p><text:span text:style-name="T15">(&gt;&gt;)</text:span><text:span text:style-name="T16"> </text:span><text:span text:style-name="T122">&lt;CR&gt;&lt;LF&gt;</text:span><text:span text:style-name="T16"> </text:span><text:span text:style-name="T51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5">A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20">   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1"> </text:span><text:span text:style-name="T54">(3)</text:span></text:p>
          </table:table-cell>
          <table:table-cell table:number-columns-repeated="59"/>
        </table:table-row>
        <table:table-row table:style-name="ro3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5">A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20">   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1"> </text:span><text:span text:style-name="T54">(3)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</table:table-cell>
          <table:table-cell table:number-columns-repeated="59"/>
        </table:table-row>
        <table:table-row table:style-name="ro39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5">A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 </text:span><text:span text:style-name="T51">(0) 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20">   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1"> </text:span><text:span text:style-name="T54">(3)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CR&gt;&lt;LF&gt;</text:span><text:span text:style-name="T16"> </text:span><text:span text:style-name="T51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4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5">A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 </text:span><text:span text:style-name="T51">(0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20">   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1"> </text:span><text:span text:style-name="T54">(3)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1"> </text:span><text:span text:style-name="T54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1">(&lt;&lt;)</text:span><text:span text:style-name="T7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3">   </text:span><text:span text:style-name="T54"> </text:span><text:span text:style-name="T120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1"> </text:span><text:span text:style-name="T54">(2)</text:span><text:span text:style-name="T120">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1"> </text:span><text:span text:style-name="T54">(2)</text:span><text:span text:style-name="T124"> </text:span><text:span text:style-name="T120">in receiving terminal</text:span></text:p>
            <text:p><text:span text:style-name="T125">(&lt;&lt;)</text:span><text:span text:style-name="T12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LF&gt;</text:span><text:span text:style-name="T16"> </text:span><text:span text:style-name="T51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</text:p>
            <text:p><text:span text:style-name="T71">(&lt;&lt;)</text:span><text:span text:style-name="T7"> </text:span><text:span text:style-name="T5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1"> </text:span><text:span text:style-name="T54">(2)</text:span><text:span text:style-name="T124"> </text:span><text:span text:style-name="T120">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LF&gt;</text:span><text:span text:style-name="T16"> </text:span><text:span text:style-name="T5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1"> </text:span><text:span text:style-name="T5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22">&lt;CR&gt; </text:span><text:span text:style-name="T127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4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2">&lt;CR&gt;</text:span><text:span text:style-name="T16"> </text:span><text:span text:style-name="T51">(1)</text:span><text:span text:style-name="T127"> 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</table:table-cell>
          <table:table-cell office:value-type="string" calcext:value-type="string">
            <text:p>Pending &lt;CR&gt; must not be shown as empty line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><text:span text:style-name="T15">(&lt;&lt;)</text:span><text:span text:style-name="T16">  </text:span><text:span text:style-name="T51">(0)</text:span></text:p>
            <text:p/>
            <text:p><text:span text:style-name="T15">(&gt;&gt;)</text:span><text:span text:style-name="T16"> </text:span><text:span text:style-name="T122">&lt;CR&gt;</text:span><text:span text:style-name="T16"> </text:span><text:span text:style-name="T51">(1)</text:span><text:span text:style-name="T127">  in receiving terminal</text:span></text:p>
            <text:p><text:span text:style-name="T125">(&lt;&lt;)</text:span><text:span text:style-name="T12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LF&gt;</text:span><text:span text:style-name="T16"> </text:span><text:span text:style-name="T51">(1)</text:span></text:p>
          </table:table-cell>
          <table:table-cell table:number-columns-repeated="59"/>
        </table:table-row>
        <table:table-row table:style-name="ro3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15">(&lt;&lt;)</text:span><text:span text:style-name="T16">  </text:span><text:span text:style-name="T51">(0)</text:span></text:p>
            <text:p><text:span text:style-name="T71">(&lt;&lt;)</text:span><text:span text:style-name="T7"> </text:span><text:span text:style-name="T5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2">&lt;CR&gt;</text:span><text:span text:style-name="T16"> </text:span><text:span text:style-name="T51">(1)</text:span><text:span text:style-name="T127"> 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22">&lt;LF&gt;</text:span><text:span text:style-name="T16"> </text:span><text:span text:style-name="T5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1"> </text:span><text:span text:style-name="T5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1">(&lt;&lt;)</text:span><text:span text:style-name="T7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3">   </text:span><text:span text:style-name="T54"> </text:span><text:span text:style-name="T120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1"> </text:span><text:span text:style-name="T54">(2)</text:span><text:span text:style-name="T120">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</text:p>
            <text:p><text:span text:style-name="T71">(&lt;&lt;)</text:span><text:span text:style-name="T7"> </text:span><text:span text:style-name="T72">&lt;CR&gt;</text:span><text:span text:style-name="T52">B</text:span><text:span text:style-name="T74">&lt;LF&gt;</text:span>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1"> </text:span><text:span text:style-name="T54">(2)</text:span><text:span text:style-name="T120"> in receiving terminal</text:span></text:p>
            <text:p><text:span text:style-name="T125">(&lt;&lt;)</text:span><text:span text:style-name="T12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7">B</text:span><text:span text:style-name="T18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</text:p>
            <text:p><text:span text:style-name="T71">(&lt;&lt;)</text:span><text:span text:style-name="T7"> </text:span><text:span text:style-name="T72">&lt;CR&gt;</text:span><text:span text:style-name="T52">B</text:span><text:span text:style-name="T74">&lt;LF&gt;</text:span><text:span text:style-name="T45"> </text:span><text:span text:style-name="T5">(3)</text:span>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1"> </text:span><text:span text:style-name="T54">(2)</text:span><text:span text:style-name="T120"> in receiving terminal</text:span></text:p>
            <text:p><text:span text:style-name="T125">(&lt;&lt;)</text:span><text:span text:style-name="T12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7">B</text:span><text:span text:style-name="T18">&lt;LF&gt;&lt;CR&gt;&lt;LF&gt;</text:span><text:span text:style-name="T121"> </text:span><text:span text:style-name="T54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22">&lt;CR&gt; </text:span><text:span text:style-name="T127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4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2">&lt;CR&gt;</text:span><text:span text:style-name="T16"> </text:span><text:span text:style-name="T51">(1)</text:span><text:span text:style-name="T127">  in receiving terminal</text:span></text:p>
            <text:p><text:span text:style-name="T15">(&lt;&lt;)</text:span><text:span text:style-name="T16"> </text:span><text:span text:style-name="T55">X</text:span><text:span text:style-name="T123">&lt;CR&gt;&lt;LF&gt;</text:span><text:span text:style-name="T121"> </text:span><text:span text:style-name="T54">(3)</text:span></text:p>
          </table:table-cell>
          <table:table-cell table:number-columns-repeated="59"/>
        </table:table-row>
        <table:table-row table:style-name="ro36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71">(&lt;&lt;)</text:span><text:span text:style-name="T7"> </text:span><text:span text:style-name="T72">&lt;CR&gt;</text:span><text:span text:style-name="T52">B</text:span><text:span text:style-name="T4"> </text:span><text:span text:style-name="T5">(2)</text:span>  in sending terminal</text:p>
            <text:p/>
            <text:p><text:span text:style-name="T15">(&gt;&gt;)</text:span><text:span text:style-name="T16"> </text:span><text:span text:style-name="T122">&lt;CR&gt;</text:span><text:span text:style-name="T16"> </text:span><text:span text:style-name="T51">(1)</text:span><text:span text:style-name="T127">  in receiving terminal</text:span></text:p>
            <text:p><text:span text:style-name="T125">(&lt;&lt;)</text:span><text:span text:style-name="T126"> </text:span><text:span text:style-name="T55">X</text:span><text:span text:style-name="T123">&lt;CR&gt;&lt;LF&gt;</text:span><text:span text:style-name="T121"> </text:span><text:span text:style-name="T54">(3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1"> </text:span><text:span text:style-name="T54">(3)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[Show EOL] in sending terminal</text:p>
          </table:table-cell>
          <table:table-cell office:value-type="string" calcext:value-type="string">
            <text:p><text:span text:style-name="T27">(&lt;&lt;)</text:span><text:span text:style-name="T28"> </text:span><text:span text:style-name="T56">&lt;CR&gt;</text:span><text:span text:style-name="T28"> </text:span><text:span text:style-name="T70">(1)</text:span></text:p>
            <text:p><text:span text:style-name="T27">(&gt;&gt;)</text:span><text:span text:style-name="T28"> </text:span><text:span text:style-name="T29">X</text:span><text:span text:style-name="T30">&lt;CR&gt;&lt;LF&gt;</text:span><text:span text:style-name="T45"> </text:span><text:span text:style-name="T5">(3)</text:span></text:p>
            <text:p><text:span text:style-name="T71">(&lt;&lt;)</text:span><text:span text:style-name="T7"> </text:span><text:span text:style-name="T52">B</text:span><text:span text:style-name="T74">&lt;CR&gt;&lt;LF&gt;</text:span><text:span text:style-name="T45"> </text:span><text:span text:style-name="T5">(3)</text:span></text:p>
          </table:table-cell>
          <table:table-cell office:value-type="string" calcext:value-type="string">
            <text:p>Unconfirmed &lt;CR&gt; becomes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<text:span text:style-name="T1">Create and start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so send &lt;CR&gt;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able [Terminal &gt; Settings... &gt; Advanced... &gt; ASCII &gt; Replace by ASCII]</text:p>
          </table:table-cell>
          <table:table-cell office:value-type="string" calcext:value-type="string">
            <text:p>&lt;CR&gt; become visi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<text:span text:style-name="T1">Keep the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[Break lines on every chun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<text:s/>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42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office:value-type="string" calcext:value-type="string">
            <text:p>Find field turns white = "reset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lect</text:p>
          </table:table-cell>
          <table:table-cell office:value-type="string" calcext:value-type="string">
            <text:p>Select a 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OfSelecte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text again and again</text:p>
          </table:table-cell>
          <table:table-cell office:value-type="string" calcext:value-type="string">
            <text:p><text:span text:style-name="T1">Expected lines get highlighted</text:span></text:p>
            <text:p><text:span text:style-name="T1">Expected lines stay highlighted </text:span>on scroll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Tx and Rx panel</text:p>
          </table:table-cell>
          <table:table-cell office:value-type="string" calcext:value-type="string">
            <text:p>Expected Tx lines are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pond some lines</text:p>
          </table:table-cell>
          <table:table-cell office:value-type="string" calcext:value-type="string">
            <text:p>Expected Rx lines ge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 line in the Tx pane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Only a single Tx line gets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Show Copy of Active Lin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lect "BC" part of a lin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find text to "B"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ll Persiste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ext again</text:p>
          </table:table-cell>
          <table:table-cell office:value-type="string" calcext:value-type="string">
            <text:p>FindAll still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table:table-column table:style-name="co9" table:default-cell-style-name="ce45"/>
        <table:table-column table:style-name="co47" table:default-cell-style-name="ce45"/>
        <table:table-column table:style-name="co48" table:default-cell-style-name="ce45"/>
        <table:table-column table:style-name="co25" table:default-cell-style-name="ce45"/>
        <table:table-column table:style-name="co49" table:default-cell-style-name="ce45"/>
        <table:table-column table:style-name="co50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107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07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table:table-column table:style-name="co9" table:default-cell-style-name="ce45"/>
        <table:table-column table:style-name="co51" table:default-cell-style-name="ce45"/>
        <table:table-column table:style-name="co52" table:default-cell-style-name="ce45"/>
        <table:table-column table:style-name="co39" table:default-cell-style-name="ce45"/>
        <table:table-column table:style-name="co53" table:default-cell-style-name="ce45"/>
        <table:table-column table:style-name="co5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  <text:p>                                                            \YAT-Log-&lt;TS&gt;.log has been created</text:p>
          </table:table-cell>
          <table:table-cell office:value-type="string" calcext:value-type="string">
            <text:p/>
            <text:p>Consequence of auto-on featu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08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113" office:value-type="string" calcext:value-type="string">
            <text:p><text:span text:style-name="T128">Note that display elements are text-only and no longer contain the underlying typed</text:span></text:p>
            <text:p><text:span text:style-name="T128">information such as the time stamp of the origin. Since the XML schema is strongly-</text:span></text:p>
            <text:p><text:span text:style-name="T128">typed again, the items need to be reconstructed. Not optimal, but simply a trade-off</text:span></text:p>
            <text:p><text:span text:style-name="T128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</text:p>
          </table:table-cell>
          <table:table-cell office:value-type="string" calcext:value-type="string">
            <text:p>File gets refreshed</text:p>
            <text:p>File contains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 in 'Shared Mode'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office:value-type="string" calcext:value-type="string">
            <text:p>HHD Hex Editor Neo licens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113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s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table:table-column table:style-name="co9" table:default-cell-style-name="ce45"/>
        <table:table-column table:style-name="co51" table:default-cell-style-name="ce45"/>
        <table:table-column table:style-name="co55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"Help &gt; Donate"</text:p>
          </table:table-cell>
          <table:table-cell office:value-type="string" calcext:value-type="string">
            <text:p>Link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9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3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3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4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3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14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3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114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3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3">
          <table:table-cell table:number-columns-repeated="3"/>
          <table:table-cell office:value-type="string" calcext:value-type="string">
            <text:p>"Help &gt; About" &gt; Click slightly above the right end of the 2<text:span text:style-name="T129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"Help &gt; About" &gt; Click slightly above the right end of the 3<text:span text:style-name="T129">rd</text:span> line</text:p>
          </table:table-cell>
          <table:table-cell office:value-type="string" calcext:value-type="string">
            <text:p>Repeat steps above, except <text:span text:style-name="T130">[Cancel], [Retry] and [Ignore]</text:span></text:p>
          </table:table-cell>
          <table:table-cell office:value-type="string" calcext:value-type="string">
            <text:p>When YAT has been started from Visual Studio [F5]:</text:p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table:table-column table:style-name="co9" table:default-cell-style-name="ce45"/>
        <table:table-column table:style-name="co59" table:default-cell-style-name="ce45"/>
        <table:table-column table:style-name="co60" table:default-cell-style-name="ce45"/>
        <table:table-column table:style-name="co61" table:default-cell-style-name="ce45"/>
        <table:table-column table:style-name="co62" table:default-cell-style-name="ce45"/>
        <table:table-column table:style-name="co63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:</text:p>
            <text:p> &gt; DejaVu</text:p>
            <text:p> &gt; RtfWriter</text:p>
            <text:p> &gt; OxyPlot</text:p>
            <text:p>YAT infos:</text:p>
            <text:p> &gt; Installer</text:p>
          </table:table-cell>
          <table:table-cell office:value-type="string" calcext:value-type="string">
            <text:p/>
            <text:p/>
            <text:p/>
            <text:p/>
            <text:p>In total:</text:p>
            <text:p> &gt; 4 folders</text:p>
          </table:table-cell>
          <table:table-cell table:number-columns-repeated="58"/>
        </table:table-row>
        <table:table-row table:style-name="ro32">
          <table:table-cell table:number-columns-repeated="4"/>
          <table:table-cell office:value-type="string" calcext:value-type="string">
            <text:p><text:span text:style-name="T1">Assemblies:</text:span></text:p>
            <text:p> &gt; ALAZ</text:p>
            <text:p> &gt; MKY</text:p>
            <text:p> &gt; OxyPlot</text:p>
            <text:p> &gt; RtfWriter</text:p>
            <text:p> &gt; YAT </text:p>
            <text:p>Release Notes</text:p>
            <text:p>YAT.exe / YATConsole.exe</text:p>
            <text:p><text:span text:style-name="T1">YAT.exe.config / YATConsole.exe.config</text:span></text:p>
          </table:table-cell>
          <table:table-cell office:value-type="string" calcext:value-type="string">
            <text:p/>
            <text:p/>
            <text:p/>
            <text:p/>
            <text:p/>
            <text:p/>
            <text:p/>
            <text:p>In total:</text:p>
            <text:p> &gt; 31 files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No Nunit projects</text:p>
            <text:p>No .Test projects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Timestamp of all binaries except OxyPlot must be build time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No assemblies or other files from previous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/Roaming User Settings</text:p>
          </table:table-cell>
          <table:table-cell office:value-type="string" calcext:value-type="string">
            <text:p>Prepare</text:p>
          </table:table-cell>
          <table:table-cell table:style-name="ce116" office:value-type="string" calcext:value-type="string">
            <text:p>Ensure that previous Local/Roaming User Settings are available</text:p>
            <text:p>This is given by 'Release &gt; Install Testing'</text:p>
          </table:table-cell>
          <table:table-cell table:style-name="ce116"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can be open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116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1st terminal again</text:p>
          </table:table-cell>
          <table:table-cell office:value-type="string" calcext:value-type="string">
            <text:p>1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&lt;2nd&gt;.yat']</text:p>
          </table:table-cell>
          <table:table-cell office:value-type="string" calcext:value-type="string">
            <text:p>2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Workspac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e icons</text:p>
          </table:table-cell>
          <table:table-cell office:value-type="string" calcext:value-type="string">
            <text:p>Open "C:\Users\&lt;User&gt;\Documents\YAT"</text:p>
          </table:table-cell>
          <table:table-cell office:value-type="string" calcext:value-type="string">
            <text:p>.yat files must show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.yat file must show correct ic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YAT starts, 'New Terminal' form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Help form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Help form is shown</text:p>
            <text:p>Error is shown in Msg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YATConsole starts, empty workspac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Help is shown in conso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Error is shown in console</text:p>
            <text:p>Help is shown in conso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ouble-click YAT.ex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4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 via task bar ic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9:'YAT.Domain.Terminal'.E110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.00.0000</text:date>, <text:time style:data-style-name="N2" text:time-value="15:52:05.8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4DT5H28M57S</meta:editing-duration>
    <meta:editing-cycles>710</meta:editing-cycles>
    <meta:generator>LibreOffice/6.4.7.2$Windows_X86_64 LibreOffice_project/639b8ac485750d5696d7590a72ef1b496725cfb5</meta:generator>
    <dc:date>2021-05-05T16:06:47.866000000</dc:date>
    <meta:print-date>2013-02-02T14:44:49.07</meta:print-date>
    <meta:document-statistic meta:table-count="13" meta:cell-count="2728" meta:object-count="0"/>
    <meta:user-defined meta:name="Info 1"/>
    <meta:user-defined meta:name="Info 2"/>
    <meta:user-defined meta:name="Info 3"/>
    <meta:user-defined meta:name="Info 4"/>
  </office:meta>
</office:document-meta>
</file>